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color="#158466" loext:opacity="100%" fo:font-size="12pt" officeooo:rsid="0006baea" officeooo:paragraph-rsid="0006baea" fo:background-color="transparent" style:font-size-asian="12pt" style:font-size-complex="12pt"/>
    </style:style>
    <style:style style:name="P2" style:family="paragraph" style:parent-style-name="Standard">
      <style:text-properties style:use-window-font-color="true" loext:opacity="0%" fo:font-size="12pt" officeooo:rsid="0006baea" officeooo:paragraph-rsid="0006baea" fo:background-color="transparent" style:font-size-asian="12pt" style:font-size-complex="12pt"/>
    </style:style>
    <style:style style:name="P3" style:family="paragraph" style:parent-style-name="Standard">
      <style:text-properties fo:font-size="12pt" officeooo:rsid="0006baea" officeooo:paragraph-rsid="0006baea" style:font-size-asian="12pt" style:font-size-complex="12pt"/>
    </style:style>
    <style:style style:name="T1" style:family="text">
      <style:text-properties style:use-window-font-color="true" loext:opacity="0%" officeooo:rsid="00073136"/>
    </style:style>
    <style:style style:name="T2" style:family="text">
      <style:text-properties officeooo:rsid="00073136"/>
    </style:style>
    <style:style style:name="T3" style:family="text">
      <style:text-properties style:use-window-font-color="true" loext:opacity="0%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nge_mode(p,par) :</text:p>
      <text:p text:style-name="P1"><text:tab/><text:span text:style-name="T1">if number of modes = 2 :</text:span></text:p>
      <text:p text:style-name="P2"><text:tab/><text:tab/><text:span text:style-name="T2">m = par.moden//p.mode.id</text:span></text:p>
      <text:p text:style-name="P2"><text:tab/><text:span text:style-name="T2">if number of modes = 3 :</text:span></text:p>
      <text:p text:style-name="P3"><text:span text:style-name="T3"><text:tab/><text:tab/></text:span>if mode == 1 (mode run) :</text:p>
      <text:p text:style-name="P3"><text:tab/><text:tab/><text:tab/>m = random choice between 2 and 3</text:p>
      <text:p text:style-name="P3"><text:tab/><text:tab/>else :</text:p>
      <text:p text:style-name="P3"><text:tab/><text:tab/><text:tab/>m = 1</text:p>
      <text:p text:style-name="P3"><text:tab/>p.mode = par.modetab[m-1] <text:s/>(-1 because of python indexation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0T16:10:39.646757398</meta:creation-date>
    <meta:generator>LibreOffice/25.2.3.2$Linux_X86_64 LibreOffice_project/520$Build-2</meta:generator>
    <dc:date>2026-02-20T16:29:57.453596749</dc:date>
    <meta:editing-duration>PT19M20S</meta:editing-duration>
    <meta:editing-cycles>2</meta:editing-cycles>
    <meta:document-statistic meta:table-count="0" meta:image-count="0" meta:object-count="0" meta:page-count="1" meta:paragraph-count="9" meta:word-count="47" meta:character-count="236" meta:non-whitespace-character-count="182"/>
  </office:meta>
</office:document-meta>
</file>